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text-line-through-style="soli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text-properties style:font-name="Times New Roman1"/>
    </style:style>
    <style:style style:name="P12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739781704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502351651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802974184" text:continue-numbering="true" text:style-name="L1">
        <text:list-item>
          <text:p text:style-name="P10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1244665175" text:continue-numbering="true" text:style-name="L1">
        <text:list-item>
          <text:p text:style-name="P9">Font størrelse styring. Dvs. via en faktor til aktuel størrelse. <text:line-break/><text:span text:style-name="T3">Lavet: Torsten.</text:span></text:p>
        </text:list-item>
        <text:list-item>
          <text:p text:style-name="P9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737227324" text:continue-numbering="true" text:style-name="L1">
        <text:list-item>
          <text:p text:style-name="P9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9">som nu lige ved siden af feltet </text:p>
            </text:list-item>
            <text:list-item>
              <text:p text:style-name="P9">valgfrit bestemt af brugeren og med autosave af placering</text:p>
            </text:list-item>
          </text:list>
        </text:list-item>
        <text:list-item>
          <text:p text:style-name="P11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34202838" text:continue-numbering="true" text:style-name="L1">
        <text:list-item>
          <text:p text:style-name="P9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9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2">Lavet: Torsten.</text:p>
        </text:list-item>
        <text:list-item>
          <text:p text:style-name="P9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9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2">Lavet: Torsten.</text:p>
        </text:list-item>
        <text:list-item>
          <text:p text:style-name="P9">”Default project settings” i general settings. <text:line-break/><text:soft-page-break/><text:span text:style-name="T3">Lavet: Torsten.</text:span></text:p>
        </text:list-item>
        <text:list-item>
          <text:p text:style-name="P8"><text:s/>M: Tilpasning af menu punkt SHOW STRUCTURE</text:p>
          <text:list>
            <text:list-item>
              <text:p text:style-name="P8">tilføj det som er defineret mht. range etc.</text:p>
            </text:list-item>
            <text:list-item>
              <text:p text:style-name="P8">tilføj knap med “print report” - se pkt 10</text:p>
            </text:list-item>
          </text:list>
        </text:list-item>
      </text:list>
      <text:p text:style-name="Standard"><text:tab/><text:span text:style-name="T3">Fjernet ved indførsel af raporter. Se pkt nedenfor.</text:span></text:p>
      <text:list xml:id="list1650866707" text:continue-numbering="true" text:style-name="L1"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text:line-break/><text:span text:style-name="T3">Lavet: Se pkt. 16 nedenfor. Torsten.</text:span></text:p>
        </text:list-item>
        <text:list-item>
          <text:p text:style-name="P7">I menu'en for manager tilføjes under tools : EpiData EntryClient <text:line-break/> (hvis exe fil IKKE er i samme mappe, så er punktet “grå”, men synligt) <text:line-break/><text:span text:style-name="T3">Lavet: Torsten.</text:span></text:p>
        </text:list-item>
        <text:list-item>
          <text:p text:style-name="P7">Valg af filer ved generering af rapporter.</text:p>
        </text:list-item>
        <text:list-item>
          <text:p text:style-name="P9">Rapport over spørgsmål, der indgår i alle epx/epz filer i en given mappe. <text:line-break/>Dette indlægges i "tool" i manager - Document contents/questions</text:p>
          <text:list>
            <text:list-item>
              <text:p text:style-name="P9">læs alle filer i en mappe brugeren udpeger </text:p>
            </text:list-item>
            <text:list-item>
              <text:p text:style-name="P9">vis alle filerne i et grid - som ved “add structure”.</text:p>
            </text:list-item>
            <text:list-item>
              <text:p text:style-name="P9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42373620" text:continue-numbering="true" text:style-name="L1">
        <text:list-item>
          <text:p text:style-name="P9"><text:span text:style-name="T1">Heading highlightes ikke altid i Manager</text:span> </text:p>
        </text:list-item>
        <text:list-item>
          <text:p text:style-name="P9"><text:soft-page-break/><text:span text:style-name="T1">Der kom usystematisk access violation når jeg slår "vis feltnavne" til og fra.</text:span> <text:line-break/><text:span text:style-name="T3">Lavet: Torsten.</text:span></text:p>
        </text:list-item>
        <text:list-item>
          <text:p text:style-name="P11">Copy/Paste medtager IKKE calculations og evt. andre specielle funktioner<text:line-break/><text:span text:style-name="T3">Skal vi have diskutteret, hvad skal medtages og hvad skal ikke...</text:span></text:p>
        </text:list-item>
        <text:list-item>
          <text:p text:style-name="P9"><text:span text:style-name="T1">Flyspray #67 (Stata import, problems with missing).</text:span> <text:line-break/><text:span text:style-name="T3">Lavet: Torsten.</text:span></text:p>
        </text:list-item>
        <text:list-item>
          <text:p text:style-name="P9"><text:span text:style-name="T1">Flyspray #70 (Paste into uppercase field).</text:span> </text:p>
        </text:list-item>
        <text:list-item>
          <text:p text:style-name="P9"><text:span text:style-name="T1">Flyspray #59 (EpiData Manager crashes on "Check Version Online" in Help menu)</text:span> </text:p>
        </text:list-item>
        <text:list-item>
          <text:p text:style-name="P9"><text:span text:style-name="T1">Flyspray #75 (Oprettelse af Section i windows/Mac fungerer ikke godt)</text:span> </text:p>
        </text:list-item>
        <text:list-item>
          <text:p text:style-name="P11">Flyspray #77 (Old dates for MAC appalications) </text:p>
          <text:list>
            <text:list-item>
              <text:p text:style-name="P11">hvad går det ud på ?</text:p>
            </text:list-item>
          </text:list>
        </text:list-item>
        <text:list-item>
          <text:p text:style-name="P9"><text:span text:style-name="T1">Flyspray #69 ("Paste As.." skal placere felter der hvor musen er)</text:span> </text:p>
        </text:list-item>
        <text:list-item>
          <text:p text:style-name="P9"><text:span text:style-name="T1">Valuelabels bør ikke kunne indeholde tomme labels</text:span> </text:p>
        </text:list-item>
      </text:list>
      <text:p text:style-name="P6">MAC:</text:p>
      <text:list xml:id="list2073336721" text:continue-numbering="true" text:style-name="L1">
        <text:list-item>
          <text:p text:style-name="P9"><text:span text:style-name="T1">tastatur layout på Mac og generelt</text:span> </text:p>
        </text:list-item>
      </text:list>
      <text:p text:style-name="Text_20_body"/>
      <text:p text:style-name="Text_20_body">WIKI:</text:p>
      <text:list xml:id="list897618028" text:continue-numbering="true" text:style-name="L1">
        <text:list-item>
          <text:p text:style-name="P9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844189951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6T13:41:41</dc:date>
    <dc:creator>Torsten Christiansen</dc:creator>
    <meta:editing-duration>PT15H13M41S</meta:editing-duration>
    <meta:editing-cycles>22</meta:editing-cycles>
    <meta:generator>OpenOffice.org/3.2$Unix OpenOffice.org_project/320m12$Build-9483</meta:generator>
    <meta:document-statistic meta:table-count="0" meta:image-count="0" meta:object-count="0" meta:page-count="3" meta:paragraph-count="56" meta:word-count="807" meta:character-count="4884"/>
  </office:meta>
</office:document-meta>
</file>